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fo:language="en" fo:country="GB" style:text-underline-style="none" fo:font-weight="normal" officeooo:rsid="002b130e" officeooo:paragraph-rsid="002b130e" style:font-name-asian="Arial3" style:font-size-asian="12pt" style:font-weight-asian="normal" style:font-name-complex="Arial3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1900a4" style:font-size-asian="12pt" style:font-style-asian="normal" style:font-weight-asian="normal" style:font-size-complex="12pt" style:text-emphasize="none"/>
    </style:style>
    <style:style style:name="P15" style:family="paragraph" style:parent-style-name="Standard" style:master-page-name="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page-number="auto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117a9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8e1ef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b2de0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d8fe6" officeooo:paragraph-rsid="002d8fe6" style:font-name-asian="Arial3" style:font-size-asian="12pt" style:font-name-complex="Arial3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d8fe6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d8fe6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style:font-size-asian="12pt" style:font-style-asian="normal" style:font-weight-asian="normal" style:font-size-complex="12pt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2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2a28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92b2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e1ef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1adcec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c8427" style:font-style-asian="normal" style:font-weight-asian="normal" style:text-emphasize="none"/>
    </style:style>
    <style:style style:name="T17" style:family="text">
      <style:text-properties officeooo:rsid="00129edb"/>
    </style:style>
    <style:style style:name="T18" style:family="text">
      <style:text-properties officeooo:rsid="001adce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1" style:family="text">
      <style:text-properties fo:language="en" fo:country="GB" officeooo:rsid="00282a28"/>
    </style:style>
    <style:style style:name="T22" style:family="text">
      <style:text-properties fo:language="en" fo:country="GB" officeooo:rsid="0028e1ef"/>
    </style:style>
    <style:style style:name="T23" style:family="text">
      <style:text-properties officeooo:rsid="002b2de0"/>
    </style:style>
    <style:style style:name="T24" style:family="text">
      <style:text-properties officeooo:rsid="002d8f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27">55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6">Sort button – <text:span text:style-name="T23">t</text:span>he items are not remain<text:span text:style-name="T24">ing</text:span> sorted at return to Home page from S<text:span text:style-name="T22">hopping cart </text:span>page <text:span text:style-name="T21">with “</text:span><text:span text:style-name="T22">continue shopping</text:span><text:span text:style-name="T21">” button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1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2"><text:span text:style-name="T4">27</text:span><text:span text:style-name="T5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8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9">Chrome </text:span><text:span text:style-name="T2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8">1</text:span></text:p>
          </table:table-cell>
        </table:table-row>
      </table:table>
      <text:p text:style-name="P1"/>
      <text:p text:style-name="P1"/>
      <text:p text:style-name="P10">Description</text:p>
      <text:p text:style-name="P25"><text:span text:style-name="T10">A</text:span><text:span text:style-name="T8">t return to Home page from </text:span><text:span text:style-name="T6">S</text:span><text:span text:style-name="T14">hopping cart </text:span><text:span text:style-name="T6">page </text:span><text:span text:style-name="T12">with “</text:span><text:span text:style-name="T14">continue shopping</text:span><text:span text:style-name="T12">” button</text:span><text:span text:style-name="T15"> </text:span><text:span text:style-name="T14">when the cart is empty, </text:span><text:span text:style-name="T8">the items are not remain</text:span><text:span text:style-name="T7">ing</text:span><text:span text:style-name="T8"> sorted </text:span><text:span text:style-name="T10">by the option chosen</text:span><text:span text:style-name="T11"> </text:span><text:span text:style-name="T13">initilly</text:span><text:span text:style-name="T11"> </text:span><text:span text:style-name="T9">in Home page.</text:span></text:p>
      <text:p text:style-name="P14"/>
      <text:p text:style-name="P10">Steps to reproduce</text:p>
      <text:p text:style-name="P15">1. access site www.saucedemo.com in Chrome </text:p>
      <text:p text:style-name="P24"><text:span text:style-name="T6">2. insert valid data in field “Username” </text:span><text:span text:style-name="T14">(</text:span><text:span text:style-name="T16">visual</text:span><text:span text:style-name="T14">_user)</text:span></text:p>
      <text:p text:style-name="P24"><text:span text:style-name="T6">3. insert valid data in field “Password” </text:span><text:span text:style-name="T14">(secret_sauce)</text:span></text:p>
      <text:p text:style-name="P16">4. press “Login” button</text:p>
      <text:p text:style-name="P16">5. choose from sort button the sorting by price (low to high)</text:p>
      <text:p text:style-name="P16">6. click the icon off the cart </text:p>
      <text:p text:style-name="P16">7. press “continue shopping” button</text:p>
      <text:p text:style-name="P18"/>
      <text:p text:style-name="P10">Expected result</text:p>
      <text:p text:style-name="P20">At return to Home page the items should remain sorted by price (low to high).</text:p>
      <text:p text:style-name="P17"/>
      <text:p text:style-name="P10">Actual result</text:p>
      <text:p text:style-name="P19">At return to Home page the items are sorted by name (A to Z).</text:p>
      <text:p text:style-name="P9"/>
      <text:p text:style-name="P10">Notes</text:p>
      <text:p text:style-name="P13">The bug is reproducing also when in the cart are<text:span text:style-name="T24"> added</text:span> item/s<text:span text:style-name="T24">.</text:span> </text:p>
      <text:p text:style-name="P10"/>
      <text:p text:style-name="P11"/>
      <text:p text:style-name="P2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5</meta:editing-cycles>
    <meta:creation-date>2024-02-05T18:33:00</meta:creation-date>
    <dc:date>2024-05-04T18:17:41.216000000</dc:date>
    <meta:editing-duration>PT1H25M12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39" meta:word-count="188" meta:character-count="1119" meta:non-whitespace-character-count="961"/>
    <meta:user-defined meta:name="AppVersion">16.0000</meta:user-defined>
    <meta:template xlink:type="simple" xlink:actuate="onRequest" xlink:title="Normal" xlink:href=""/>
  </office:meta>
</office:document-meta>
</file>